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officeooo:rsid="0019b3fd" officeooo:paragraph-rsid="0019b3fd" style:font-weight-asian="bold" style:font-weight-complex="bold"/>
    </style:style>
    <style:style style:name="P3" style:family="paragraph" style:parent-style-name="Text_20_body">
      <style:text-properties fo:font-weight="bold" officeooo:rsid="001a0d61" officeooo:paragraph-rsid="001a0d61" style:font-weight-asian="bold" style:font-weight-complex="bold"/>
    </style:style>
    <style:style style:name="P4" style:family="paragraph" style:parent-style-name="Text_20_body">
      <style:text-properties fo:font-weight="bold" officeooo:rsid="001ae8ac" officeooo:paragraph-rsid="001ae8ac" style:font-weight-asian="bold" style:font-weight-complex="bold"/>
    </style:style>
    <style:style style:name="P5" style:family="paragraph" style:parent-style-name="Text_20_body">
      <style:text-properties officeooo:paragraph-rsid="0017de61"/>
    </style:style>
    <style:style style:name="P6" style:family="paragraph" style:parent-style-name="Text_20_body">
      <style:text-properties fo:font-weight="normal" officeooo:rsid="0019b3fd" officeooo:paragraph-rsid="0019b3fd" style:font-weight-asian="normal" style:font-weight-complex="normal"/>
    </style:style>
    <style:style style:name="P7" style:family="paragraph" style:parent-style-name="Text_20_body">
      <style:text-properties fo:font-weight="normal" officeooo:rsid="001a0d61" officeooo:paragraph-rsid="001a0d61" style:font-weight-asian="normal" style:font-weight-complex="normal"/>
    </style:style>
    <style:style style:name="P8" style:family="paragraph" style:parent-style-name="Text_20_body" style:list-style-name="L1">
      <style:paragraph-properties fo:margin-top="0cm" fo:margin-bottom="0cm" loext:contextual-spacing="false"/>
    </style:style>
    <style:style style:name="T1" style:family="text">
      <style:text-properties fo:font-weight="bold" officeooo:rsid="0017de61" style:font-weight-asian="bold" style:font-weight-complex="bold"/>
    </style:style>
    <style:style style:name="T2" style:family="text">
      <style:text-properties fo:font-weight="bold" officeooo:rsid="001816a2"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Node and Express </text:span><text:span text:style-name="T2">FCC(https://cake-voice.glitch.me)</text:span></text:p>
      <text:p text:style-name="Text_20_body">Node.js is a JavaScript tool that allows developers to write backend (server-side) programs in JavaScript. Node.js comes with a handful of built-in modules—small, independent programs—that help facilitate this purpose. Some of the core modules include:</text:p>
      <text:list xml:id="list1938958202" text:style-name="L1">
        <text:list-item>
          <text:p text:style-name="P8">HTTP: a module that acts as a server</text:p>
        </text:list-item>
        <text:list-item>
          <text:p text:style-name="P8">File System: a module that reads and modifies files</text:p>
        </text:list-item>
        <text:list-item>
          <text:p text:style-name="P8">Path: a module for working with directory and file paths</text:p>
        </text:list-item>
        <text:list-item>
          <text:p text:style-name="P1">Assertion Testing: a module that checks code against prescribed constraints</text:p>
        </text:list-item>
      </text:list>
      <text:p text:style-name="Text_20_body"><text:line-break/>Express, while not included with Node.js, is another module often used with it. Express runs between the server created by Node.js and the frontend pages of a web application. Express also handles an application's routing. Routing directs users to the correct page based on their interaction with the application.<text:line-break/><text:line-break/>While there are alternatives to using Express, its simplicity makes it a good place to begin when learning the interaction between a backend powered by Node.js and the frontend.</text:p>
      <text:p text:style-name="P2">Setting up a Working Express Server</text:p>
      <text:p text:style-name="P6">var express = require('express');</text:p>
      <text:p text:style-name="P6">var app = express();</text:p>
      <text:p text:style-name="P6">One fundamental method is <text:span text:style-name="Source_20_Text">app.listen(port)</text:span>. It tells your server to listen on a given port, putting it in running state. You can see it at the bottom of the file. It is inside comments because for testing reasons we need the app to be running in background. All the code that you may want to add goes between these two fundamental parts. Glitch stores the port number in the environment variable <text:span text:style-name="Source_20_Text">process.env.PORT</text:span>. Its value is <text:span text:style-name="Source_20_Text">3000</text:span>.</text:p>
      <text:p text:style-name="P6">In Express, routes takes the following structure: <text:span text:style-name="Source_20_Text">app.METHOD(PATH, HANDLER)</text:span>. METHOD is an http method in lowercase. PATH is a relative path on the server (it can be a string, or even a regular expression). HANDLER is a function that Express calls when the route is matched.</text:p>
      <text:p text:style-name="Text_20_body">Handlers take the form <text:span text:style-name="Source_20_Text">function(req, res) {...}</text:span>, where req is the request object, and res is the response object. For example, the handler</text:p>
      <text:p text:style-name="Quotations">function(req, res) {<text:line-break/>res.send('Response String');<text:line-break/>}</text:p>
      <text:p text:style-name="Text_20_body">will serve the string 'Response String'.</text:p>
      <text:p text:style-name="P3">Serve an HTML File</text:p>
      <text:p text:style-name="P3"><text:span text:style-name="T3">We can respond with a file using the method </text:span><text:span text:style-name="Source_20_Text"><text:span text:style-name="T3">res.sendFile(path)</text:span></text:span><text:span text:style-name="T3">.</text:span></text:p>
      <text:p text:style-name="Text_20_body">You can put it inside the <text:span text:style-name="Source_20_Text">app.get('/', ...)</text:span> route handler. Behind the scenes this method will set the appropriate headers to instruct your browser on how to handle the file you want to send, according to its type. Then it will read and send the file. This method needs an absolute file path. We recommend you to use the Node global variable <text:span text:style-name="Source_20_Text">__dirname</text:span> to calculate the path.</text:p>
      <text:p text:style-name="Text_20_body"><text:soft-page-break/>e.g. <text:span text:style-name="Source_20_Text">absolutePath = __dirname + relativePath/file.ext</text:span>.</text:p>
      <text:p text:style-name="P7">Note: You can edit the solution of the previous challenge, or create a new one. If you create a new solution, keep in mind that Express evaluates the routes from top to bottom. It executes the handler for the first match. You have to comment out the preceding solution, or the server will keep responding with a string.</text:p>
      <text:p text:style-name="P4">Serving Static Assets</text:p>
      <text:p text:style-name="P4"><text:span text:style-name="T3">An HTML server usually has one or more directories that are accessible by the user. You can place there the static assets needed by your application (stylesheets, scripts, images). In Express you can put in place this functionality using the middleware </text:span><text:span text:style-name="Source_20_Text"><text:span text:style-name="T3">express.static(path)</text:span></text:span><text:span text:style-name="T3">, where the parameter is the absolute path of the folder containing the assets. Basically middlewares are functions that intercept route handlers, adding some kind of information. A middleware needs to be mounted using the method </text:span><text:span text:style-name="Source_20_Text"><text:span text:style-name="T3">app.use(path, middlewareFunction)</text:span></text:span><text:span text:style-name="T3">. The first path argument is optional. If you don’t pass it, the middleware will be executed for all the requests.</text:span></text:p>
      <text:p text:style-name="Text_20_body">Mount the <text:span text:style-name="Source_20_Text">express.static()</text:span> middleware for all the requests with <text:span text:style-name="Source_20_Text">app.use()</text:span>. The absolute path to the assets folder is <text:span text:style-name="Source_20_Text">__dirname + /public</text:span>.</text:p>
      <text:p text:style-name="P4"><text:span text:style-name="T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59:42.453065864</meta:creation-date>
    <dc:date>2018-12-05T09:38:09.143446117</dc:date>
    <meta:editing-duration>PT28M16S</meta:editing-duration>
    <meta:editing-cycles>5</meta:editing-cycles>
    <meta:generator>LibreOffice/6.0.6.2$Linux_X86_64 LibreOffice_project/00m0$Build-2</meta:generator>
    <meta:document-statistic meta:table-count="0" meta:image-count="0" meta:object-count="0" meta:page-count="2" meta:paragraph-count="23" meta:word-count="599" meta:character-count="3674" meta:non-whitespace-character-count="3102"/>
  </office:meta>
</office:document-meta>
</file>